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507in" table:align="left"/>
    </style:style>
    <style:style style:name="Table1.A" style:family="table-column">
      <style:table-column-properties style:column-width="1.1049in"/>
    </style:style>
    <style:style style:name="Table1.B" style:family="table-column">
      <style:table-column-properties style:column-width="3.54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7">
      <style:paragraph-properties fo:margin-left="0in" fo:margin-right="0in" fo:margin-top="0in" fo:margin-bottom="0.2083in" fo:line-height="140%" fo:text-indent="0in" style:auto-text-indent="false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2" style:family="paragraph" style:parent-style-name="Text_20_body" style:list-style-name="L8">
      <style:paragraph-properties fo:margin-left="0in" fo:margin-right="0in" fo:margin-top="0in" fo:margin-bottom="0.2083in" fo:line-height="140%" fo:text-indent="0in" style:auto-text-indent="false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3" style:family="paragraph" style:parent-style-name="Text_20_body" style:list-style-name="L7">
      <style:paragraph-properties fo:margin-top="0in" fo:margin-bottom="0.2083in" fo:line-height="140%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4" style:family="paragraph" style:parent-style-name="Text_20_body" style:list-style-name="L8">
      <style:paragraph-properties fo:margin-top="0in" fo:margin-bottom="0.2083in" fo:line-height="140%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8"/>
    <style:style style:name="P31" style:family="paragraph" style:parent-style-name="Heading_20_3">
      <style:paragraph-properties fo:margin-left="0in" fo:margin-right="0in" fo:margin-top="0.1043in" fo:margin-bottom="0.1043in" fo:line-height="110%" fo:text-indent="0in" style:auto-text-indent="false"/>
      <style:text-properties fo:font-size="18pt" fo:font-weight="bold"/>
    </style:style>
    <style:style style:name="P32" style:family="paragraph" style:parent-style-name="Preformatted_20_Text">
      <style:paragraph-properties fo:margin-left="0in" fo:margin-right="0in" fo:margin-top="0in" fo:margin-bottom="0.2083in" fo:line-height="140%" fo:text-indent="0in" style:auto-text-indent="false" fo:background-color="#f5f5f5" fo:padding="0in" fo:border="none">
        <style:background-image/>
      </style:paragraph-properties>
    </style:style>
    <style:style style:name="P33" style:family="paragraph" style:parent-style-name="Preformatted_20_Text">
      <style:paragraph-properties fo:margin-top="0in" fo:margin-bottom="0.2083in" fo:line-height="140%" fo:background-color="#f5f5f5" fo:padding="0in" fo:border="none">
        <style:background-image/>
      </style:paragraph-properties>
    </style:style>
    <style:style style:name="P34" style:family="paragraph" style:parent-style-name="List_20_Heading">
      <style:paragraph-properties fo:margin-left="0in" fo:margin-right="0in" fo:margin-top="0in" fo:margin-bottom="0.2083in" fo:line-height="140%" fo:text-indent="0in" style:auto-text-indent="false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35" style:family="paragraph" style:parent-style-name="List_20_Heading">
      <style:paragraph-properties fo:margin-top="0in" fo:margin-bottom="0.2083in" fo:line-height="140%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P36" style:family="paragraph" style:parent-style-name="List_20_Contents">
      <style:paragraph-properties fo:margin-top="0in" fo:margin-bottom="0.2083in" fo:line-height="140%" fo:padding-left="0.1043in" fo:padding-right="0.1043in" fo:padding-top="0.4689in" fo:padding-bottom="0.1563in" fo:border="0.0008in solid #dddddd"/>
      <style:text-properties fo:font-size="15.75pt" fo:background-color="#ffffff"/>
    </style:style>
    <style:style style:name="T1" style:family="text">
      <style:text-properties fo:font-size="15.75pt"/>
    </style:style>
    <style:style style:name="T2" style:family="text">
      <style:text-properties fo:font-size="15.75pt" fo:font-weight="bold"/>
    </style:style>
    <style:style style:name="T3" style:family="text">
      <style:text-properties fo:font-size="15.75pt" fo:font-style="italic"/>
    </style:style>
    <style:style style:name="T4" style:family="text">
      <style:text-properties fo:font-size="15.75pt" fo:background-color="#ffffff"/>
    </style:style>
    <style:style style:name="T5" style:family="text">
      <style:text-properties fo:color="#404040"/>
    </style:style>
    <style:style style:name="T6" style:family="text">
      <style:text-properties fo:color="#404040" style:font-name="Menlo" fo:font-size="15.75pt"/>
    </style:style>
    <style:style style:name="T7" style:family="text">
      <style:text-properties style:font-name="Menlo"/>
    </style:style>
    <style:style style:name="T8" style:family="text">
      <style:text-properties style:font-name="Menlo" fo:font-size="15.75pt"/>
    </style:style>
    <style:style style:name="T9" style:family="text">
      <style:text-properties fo:color="#31708f" fo:font-size="15.75pt" fo:background-color="#d9edf7"/>
    </style:style>
    <style:style style:name="T10" style:family="text">
      <style:text-properties fo:color="#31708f" fo:font-size="15.75pt" fo:font-style="italic"/>
    </style:style>
    <style:style style:name="T11" style:family="text">
      <style:text-properties fo:color="#31708f" fo:font-size="15.75pt" fo:background-color="#ffffff"/>
    </style:style>
    <style:style style:name="T12" style:family="text">
      <style:text-properties fo:color="#31708f" style:font-name="Menlo"/>
    </style:style>
    <style:style style:name="T13" style:family="text">
      <style:text-properties fo:color="#31708f" fo:font-size="12.75pt"/>
    </style:style>
    <style:style style:name="T14" style:family="text">
      <style:text-properties fo:color="#a94442"/>
    </style:style>
    <style:style style:name="T15" style:family="text">
      <style:text-properties fo:color="#a94442" fo:font-size="15.75pt"/>
    </style:style>
    <style:style style:name="T16" style:family="text">
      <style:text-properties fo:color="#a94442" fo:font-size="15.75pt" style:text-underline-style="solid" style:text-underline-width="auto" style:text-underline-color="font-color" fo:background-color="#d9edf7"/>
    </style:style>
    <style:style style:name="T17" style:family="text">
      <style:text-properties fo:color="#a94442" fo:font-size="15.75pt" fo:background-color="#f2dede"/>
    </style:style>
    <style:style style:name="T18" style:family="text">
      <style:text-properties fo:color="#a94442" fo:font-size="15.75pt" fo:font-weight="bold" fo:background-color="#f2dede"/>
    </style:style>
    <style:style style:name="T19" style:family="text">
      <style:text-properties fo:color="#a94442" fo:font-size="15.75pt" fo:background-color="#ffffff"/>
    </style:style>
    <style:style style:name="T20" style:family="text">
      <style:text-properties fo:color="#a94442" style:font-name="Menlo"/>
    </style:style>
    <style:style style:name="T21" style:family="text">
      <style:text-properties fo:color="#a94442" style:font-name="Menlo" fo:font-size="15.75pt"/>
    </style:style>
    <style:style style:name="T22" style:family="text">
      <style:text-properties fo:color="#a94442" style:font-name="Menlo" fo:font-size="15.75pt" fo:background-color="#f2dede"/>
    </style:style>
    <style:style style:name="T23" style:family="text">
      <style:text-properties fo:color="#a94442" style:font-name="Menlo" fo:font-size="15.75pt" fo:background-color="transparent"/>
    </style:style>
    <style:style style:name="T24" style:family="text">
      <style:text-properties fo:color="#a94442" fo:background-color="#f2dede"/>
    </style:style>
    <style:style style:name="T25" style:family="text">
      <style:text-properties fo:color="#a94442" fo:background-color="transparent"/>
    </style:style>
    <style:style style:name="T26" style:family="text">
      <style:text-properties fo:font-variant="normal" fo:text-transform="none" fo:color="#222222" style:font-name="system-ui" fo:font-size="15.75pt" fo:letter-spacing="normal" fo:font-style="normal" fo:font-weight="normal"/>
    </style:style>
    <style:style style:name="T27" style:family="text">
      <style:text-properties fo:font-variant="normal" fo:text-transform="none" fo:color="#0000cc" style:text-line-through-style="none" fo:letter-spacing="normal" style:text-underline-style="none" style:text-blinking="false"/>
    </style:style>
    <style:style style:name="T28" style:family="text">
      <style:text-properties fo:font-variant="normal" fo:text-transform="none" fo:color="#0000cc" style:font-name="system-ui" fo:font-size="15.75pt" fo:letter-spacing="normal" fo:font-style="normal" style:text-underline-style="solid" style:text-underline-width="auto" style:text-underline-color="font-color" fo:font-weight="normal"/>
    </style:style>
    <style:style style:name="T29" style:family="text">
      <style:text-properties fo:font-variant="normal" fo:text-transform="none" fo:color="#a94442" style:font-name="system-ui" fo:font-size="10.5pt" fo:letter-spacing="normal" fo:font-style="normal" fo:font-weight="normal"/>
    </style:style>
    <style:style style:name="T30" style:family="text">
      <style:text-properties fo:font-variant="normal" fo:text-transform="none" fo:color="#a94442" style:font-name="system-ui" fo:font-size="15.75pt" fo:letter-spacing="normal" fo:font-style="normal" fo:font-weight="normal"/>
    </style:style>
    <style:style style:name="T31" style:family="text">
      <style:text-properties fo:font-variant="normal" fo:text-transform="none" fo:color="#333333" style:font-name="Menlo" fo:font-size="15.75pt" fo:letter-spacing="normal" fo:font-style="normal" fo:font-weight="normal" fo:background-color="transparent"/>
    </style:style>
    <style:style style:name="T32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33" style:family="text">
      <style:text-properties fo:font-variant="normal" fo:text-transform="none" fo:color="#333333" fo:letter-spacing="normal" fo:background-color="transparent"/>
    </style:style>
    <style:style style:name="T34" style:family="text">
      <style:text-properties fo:font-variant="normal" fo:text-transform="none" fo:font-style="normal"/>
    </style:style>
    <style:style style:name="T35" style:family="text">
      <style:text-properties fo:color="#0000cc" style:text-underline-style="solid" style:text-underline-width="auto" style:text-underline-color="font-color"/>
    </style:style>
    <style:style style:name="T36" style:family="text">
      <style:text-properties fo:color="#0000cc" style:text-underline-style="solid" style:text-underline-width="auto" style:text-underline-color="font-color" fo:background-color="#ffffff"/>
    </style:style>
    <style:style style:name="T37" style:family="text">
      <style:text-properties fo:color="#0000cc" style:text-underline-style="solid" style:text-underline-width="auto" style:text-underline-color="font-color" fo:background-color="#f2dede"/>
    </style:style>
    <style:style style:name="T38" style:family="text">
      <style:text-properties fo:color="#0000cc" style:text-underline-style="solid" style:text-underline-width="auto" style:text-underline-color="font-color" fo:background-color="#eeeeee"/>
    </style:style>
    <style:style style:name="T39" style:family="text">
      <style:text-properties fo:color="#0000cc" fo:font-size="15.75pt" style:text-underline-style="solid" style:text-underline-width="auto" style:text-underline-color="font-color"/>
    </style:style>
    <style:style style:name="T40" style:family="text">
      <style:text-properties fo:color="#0000cc" fo:font-size="15.75pt" style:text-underline-style="solid" style:text-underline-width="auto" style:text-underline-color="font-color" fo:background-color="#f2dede"/>
    </style:style>
    <style:style style:name="T41" style:family="text">
      <style:text-properties fo:color="#0000cc" fo:font-size="15.75pt" style:text-underline-style="solid" style:text-underline-width="auto" style:text-underline-color="font-color" fo:background-color="#ffffff"/>
    </style:style>
    <style:style style:name="T42" style:family="text">
      <style:text-properties fo:font-style="italic"/>
    </style:style>
    <style:style style:name="T43" style:family="text">
      <style:text-properties fo:color="#333333" style:font-name="Menlo" fo:font-size="15.75pt" fo:background-color="transparent"/>
    </style:style>
    <style:style style:name="T44" style:family="text">
      <style:text-properties fo:color="#333333" fo:background-color="transparent"/>
    </style:style>
    <style:style style:name="T45" style:family="text">
      <style:text-properties fo:font-weight="bold"/>
    </style:style>
    <style:style style:name="T46" style:family="text">
      <style:text-properties fo:color="#3c763d" fo:font-size="15.75pt"/>
    </style:style>
    <style:style style:name="T47" style:family="text">
      <style:text-properties fo:color="#3c763d" fo:font-size="15.75pt" fo:background-color="#ffffff"/>
    </style:style>
    <style:style style:name="T48" style:family="text">
      <style:text-properties fo:color="#3c763d" fo:background-color="#dff0d8"/>
    </style:style>
    <style:style style:name="T49" style:family="text">
      <style:text-properties fo:font-size="11.25pt"/>
    </style:style>
    <style:style style:name="T50" style:family="text">
      <style:text-properties fo:font-size="22.5pt" fo:font-weight="bold"/>
    </style:style>
    <style:style style:name="T51" style:family="text">
      <style:text-properties fo:font-size="18pt" fo:font-weight="bold"/>
    </style:style>
    <style:style style:name="T52" style:family="text">
      <style:text-properties fo:background-color="#eeeee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 draw:frame-display-border="false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I">
        <style:list-level-properties text:space-before="0.294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i">
        <style:list-level-properties text:space-before="0.2945in" text:min-label-width="0.1965in"/>
      </text:list-level-style-number>
      <text:list-level-style-number text:level="2" text:style-name="Numbering_20_Symbols" style:num-suffix="." style:num-format="i">
        <style:list-level-properties text:space-before="0.7854in" text:min-label-width="0.1965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" style:num-format="A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1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1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text:p text:style-name="Standard"><text:bookmark text:name="iframe"/>Iframe Tag</text:p>
      <text:p text:style-name="Standard"/>
      <text:p text:style-name="Standard">Iframe is a inline element used to embed other webpages or website within a page. Iframe can also be used to embedded Youtube video, embed Google map to a webpage.</text:p>
      <text:p text:style-name="Standard"><text:s text:c="16"/></text:p>
      <text:p text:style-name="Standard"><text:s text:c="4"/>&lt;iframe src="https://www.techaltum.com"&gt;&lt;/iframe&gt;</text:p>
      <text:p text:style-name="Standard"/>
      <text:p text:style-name="Standard">Iframe Attributes</text:p>
      <text:p text:style-name="Standard">Iframe includes many attributes to add properties like, src, width, height etc. Here is a list of attributes used in iframe.</text:p>
      <text:p text:style-name="Standard">Iframe Attribut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Standard">Attribute</text:p>
            </table:table-cell>
            <table:table-cell table:style-name="Table1.A1" office:value-type="string">
              <text:p text:style-name="Standard">Use</text:p>
            </table:table-cell>
          </table:table-row>
        </table:table-header-rows>
        <table:table-row>
          <table:table-cell table:style-name="Table1.A1" office:value-type="string">
            <text:p text:style-name="Standard">src</text:p>
          </table:table-cell>
          <table:table-cell table:style-name="Table1.A1" office:value-type="string">
            <text:p text:style-name="Standard">source of iframe</text:p>
          </table:table-cell>
        </table:table-row>
        <table:table-row>
          <table:table-cell table:style-name="Table1.A1" office:value-type="string">
            <text:p text:style-name="Standard">width</text:p>
          </table:table-cell>
          <table:table-cell table:style-name="Table1.A1" office:value-type="string">
            <text:p text:style-name="Standard">width of iframe</text:p>
          </table:table-cell>
        </table:table-row>
        <table:table-row>
          <table:table-cell table:style-name="Table1.A1" office:value-type="string">
            <text:p text:style-name="Standard">height</text:p>
          </table:table-cell>
          <table:table-cell table:style-name="Table1.A1" office:value-type="string">
            <text:p text:style-name="Standard">height of iframe</text:p>
          </table:table-cell>
        </table:table-row>
        <table:table-row>
          <table:table-cell table:style-name="Table1.A1" office:value-type="string">
            <text:p text:style-name="Standard">title</text:p>
          </table:table-cell>
          <table:table-cell table:style-name="Table1.A1" office:value-type="string">
            <text:p text:style-name="Standard">title for web accessibility</text:p>
          </table:table-cell>
        </table:table-row>
        <table:table-row>
          <table:table-cell table:style-name="Table1.A1" office:value-type="string">
            <text:p text:style-name="Standard">loading="lazy"</text:p>
          </table:table-cell>
          <table:table-cell table:style-name="Table1.A1" office:value-type="string">
            <text:p text:style-name="Standard">delay iframe loading if not in viewport</text:p>
          </table:table-cell>
        </table:table-row>
        <table:table-row>
          <table:table-cell table:style-name="Table1.A1" office:value-type="string">
            <text:p text:style-name="Standard">allow</text:p>
          </table:table-cell>
          <table:table-cell table:style-name="Table1.A1" office:value-type="string">
            <text:p text:style-name="Standard">allow features for iframe</text:p>
          </table:table-cell>
        </table:table-row>
        <table:table-row>
          <table:table-cell table:style-name="Table1.A1" office:value-type="string">
            <text:p text:style-name="Standard">allowfullscreen</text:p>
          </table:table-cell>
          <table:table-cell table:style-name="Table1.A1" office:value-type="string">
            <text:p text:style-name="Standard">iframe can open in fullscreen</text:p>
          </table:table-cell>
        </table:table-row>
        <table:table-row>
          <table:table-cell table:style-name="Table1.A1" office:value-type="string">
            <text:p text:style-name="Standard">name</text:p>
          </table:table-cell>
          <table:table-cell table:style-name="Table1.A1" office:value-type="string">
            <text:p text:style-name="Standard">name for iframe used to target on click of hyperlink.</text:p>
          </table:table-cell>
        </table:table-row>
        <table:table-row>
          <table:table-cell table:style-name="Table1.A1" office:value-type="string">
            <text:p text:style-name="Standard">frameborder</text:p>
          </table:table-cell>
          <table:table-cell table:style-name="Table1.A1" office:value-type="string">
            <text:p text:style-name="Standard">0 to remove default border</text:p>
          </table:table-cell>
        </table:table-row>
      </table:table>
      <text:section text:style-name="Sect1" text:name="aswift_2_host">
        <text:p text:style-name="Standard"/>
      </text:section>
      <text:p text:style-name="Standard"/>
      <text:p text:style-name="Standard">Target Iframe on Hyperlink</text:p>
      <text:p text:style-name="Standard">A hyperlink can open a webpage in iframe. To do this, name your iframe, and set target to hyperlink as iframe's name. If iframe name is frame1, hyperlink target should be frame1. See example below</text:p>
      <text:p text:style-name="Standard"><draw:frame draw:style-name="fr2" draw:name="Object5" text:anchor-type="as-char" svg:width="9.8335in" svg:height="2.5in" draw:z-index="3"><draw:floating-frame draw:frame-name="frame1"/></draw:frame></text:p>
      <text:p text:style-name="Standard"> Click here    </text:p>
      <text:p text:style-name="Standard"/>
      <text:p text:style-name="Standard"><text:s text:c="4"/>&lt;iframe name="frame1"&gt;&lt;/iframe&gt;</text:p>
      <text:p text:style-name="Standard"><text:s text:c="8"/></text:p>
      <text:p text:style-name="Standard"><text:s text:c="4"/>&lt;a href="img/img1.jpg" target="frame1"&gt;Link 1&lt;/a&gt;</text:p>
      <text:p text:style-name="Standard"><text:s text:c="4"/>&lt;a href="img/img2.jpg" target="frame1"&gt;Link 2&lt;/a&gt;</text:p>
      <text:p text:style-name="Standard"><text:s text:c="4"/>&lt;a href="img/img3.jpg" target="frame1"&gt;Link 3&lt;/a&gt;</text:p>
      <text:p text:style-name="Standard"><text:s text:c="4"/>&lt;a href="img/img4.jpg" target="frame1"&gt;Link 4&lt;/a&gt;</text:p>
      <text:p text:style-name="Standard"><text:soft-page-break/></text:p>
      <text:p text:style-name="Standard">Iframe is usually not recommended for these type of applications. Use javaScript</text:p>
      <text:p text:style-name="Standard"/>
      <text:section text:style-name="Sect1" text:name="aswift_3_host">
        <text:p text:style-name="Standard"/>
      </text:section>
      <text:p text:style-name="Standard"/>
      <text:p text:style-name="Standard"><text:bookmark text:name="googlemap"/>Embed Google Map in iframe</text:p>
      <text:p text:style-name="Standard">Iframes are also used to embed google map on a webpage. This is a free service by Google Maps. To embed goggle maps in iframe, follow these steps</text:p>
      <text:p text:style-name="Standard">How to embed Google Map</text:p>
      <text:list xml:id="list964061184282254326" text:style-name="L27">
        <text:list-item>
          <text:p text:style-name="P29">Open Google Maps.</text:p>
        </text:list-item>
        <text:list-item>
          <text:p text:style-name="P29">Click Left menu.</text:p>
        </text:list-item>
        <text:list-item>
          <text:p text:style-name="P29">Choose share or embed map</text:p>
        </text:list-item>
        <text:list-item>
          <text:p text:style-name="P29">In popup window, choose Embed a map.</text:p>
        </text:list-item>
        <text:list-item>
          <text:p text:style-name="P29">Choose the size of iframe.</text:p>
        </text:list-item>
        <text:list-item>
          <text:p text:style-name="P29">Copy iframe and paste on your webpage.</text:p>
        </text:list-item>
        <text:list-item>
          <text:p text:style-name="P29">Remove frameborder="0" from copied iframe.</text:p>
        </text:list-item>
        <text:list-item>
          <text:p text:style-name="P29">Save the code and open in browser.</text:p>
        </text:list-item>
      </text:list>
      <text:p text:style-name="Standard"/>
      <text:p text:style-name="Standard">&lt;iframe src="https://www.google.com/maps/embed?pb=" style="width:100%; border:0" height="300"&gt;&lt;/iframe&gt; <text:s text:c="2"/></text:p>
      <text:p text:style-name="Standard"><text:s/></text:p>
      <text:section text:style-name="Sect1" text:name="aswift_4_host">
        <text:p text:style-name="Standard"/>
      </text:section>
      <text:p text:style-name="Standard"/>
      <text:p text:style-name="Standard">Embed youtube video in iframe</text:p>
      <text:p text:style-name="Standard">Like google map, a youtube video can also be embedded into iframe and publish on website. To embed a youtube video, follow these steps.</text:p>
      <text:list xml:id="list7176499349750645046" text:style-name="L28">
        <text:list-item>
          <text:p text:style-name="P30">Open youtube website.</text:p>
        </text:list-item>
        <text:list-item>
          <text:p text:style-name="P30">Click  share button.</text:p>
        </text:list-item>
        <text:list-item>
          <text:p text:style-name="P30">Choose embed.</text:p>
        </text:list-item>
        <text:list-item>
          <text:p text:style-name="P30">Copy embed video code.</text:p>
        </text:list-item>
        <text:list-item>
          <text:p text:style-name="P30">Remove frameborder="0" from iframe.</text:p>
        </text:list-item>
        <text:list-item>
          <text:p text:style-name="P30">Change title</text:p>
        </text:list-item>
        <text:list-item>
          <text:p text:style-name="P30">Save the code and run.</text:p>
        </text:list-item>
      </text:list>
      <text:p text:style-name="Standard">Youtube Video Embedded in Iframe</text:p>
      <text:p text:style-name="Standard">Not all video are allowed to embedded. Only video's with permission will be allowed. Channels like, music, movies, albums, copyrighted content will not play in ifra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2:58:38.24</dc:date>
    <dc:creator>Joseph Malone</dc:creator>
    <meta:editing-duration>PT10M59S</meta:editing-duration>
    <meta:editing-cycles>2</meta:editing-cycles>
    <meta:generator>OpenOffice/4.1.15$Win32 OpenOffice.org_project/4115m2$Build-9813</meta:generator>
    <meta:document-statistic meta:table-count="1" meta:image-count="0" meta:object-count="4" meta:page-count="2" meta:paragraph-count="62" meta:word-count="368" meta:character-count="2373"/>
  </office:meta>
</office:document-meta>
</file>